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2.3154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4.6992in"/>
    </style:style>
    <style:style style:name="co16" style:family="table-column">
      <style:table-column-properties fo:break-before="auto" style:column-width="5.7035in"/>
    </style:style>
    <style:style style:name="co17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3" table:default-cell-style-name="ce1"/>
        <table:table-column table:style-name="co15" table:default-cell-style-name="ce5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4" table:number-columns-repeated="999" table:default-cell-style-name="ce1"/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 f</text:p>
          </table:table-cell>
          <table:table-cell office:value-type="string" calcext:value-type="string">
            <text:p>mod f</text:p>
          </table:table-cell>
          <table:table-cell office:value-type="string" calcext:value-type="string">
            <text:p>def f</text:p>
          </table:table-cell>
          <table:table-cell office:value-type="string" calcext:value-type="string">
            <text:p>undef 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 notes                                         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C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LD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DT</text:p>
          </table:table-cell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R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W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GDT</text:p>
          </table:table-cell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IDT</text:p>
          </table:table-cell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GDT</text:p>
          </table:table-cell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DT</text:p>
          </table:table-cell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office:value-type="string" calcext:value-type="string">
            <text:p>D13 </text:p>
          </table:table-cell>
          <table:table-cell table:number-columns-repeated="2"/>
          <table:table-cell office:value-type="string" calcext:value-type="string">
            <text:p>SM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8"/>
          <table:table-cell office:value-type="string" calcext:value-type="string">
            <text:p>Store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MSW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S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LTS</text:p>
          </table:table-cell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UD2</text:p>
          </table:table-cell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F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F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  <table:table-cell table:number-columns-repeated="2"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DAA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C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7"/>
          <table:table-cell table:number-columns-repeated="2"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7"/>
          <table:table-cell office:value-type="string" calcext:value-type="string">
            <text:p>DAS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  <table:table-cell table:number-columns-repeated="2"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AA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E</text:p>
          </table:table-cell>
          <table:table-cell table:number-columns-repeated="7"/>
          <table:table-cell table:number-columns-repeated="2"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F</text:p>
          </table:table-cell>
          <table:table-cell table:number-columns-repeated="7"/>
          <table:table-cell office:value-type="string" calcext:value-type="string">
            <text:p>A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IN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DE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OP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U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 table:number-columns-repeated="4"/>
          <table:table-cell office:value-type="string" calcext:value-type="string">
            <text:p>ARPL</text:p>
          </table:table-cell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J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  <table:table-cell office:value-type="string" calcext:value-type="string">
            <text:p>JN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  <table:table-cell office:value-type="string" calcext:value-type="string">
            <text:p>JC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JNC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  <table:table-cell office:value-type="string" calcext:value-type="string">
            <text:p>JZ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JNZ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JB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  <table:table-cell office:value-type="string" calcext:value-type="string">
            <text:p>JNB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J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  <table:table-cell office:value-type="string" calcext:value-type="string">
            <text:p>JN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7"/>
          <table:table-cell office:value-type="string" calcext:value-type="string">
            <text:p>JP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B</text:p>
          </table:table-cell>
          <table:table-cell table:number-columns-repeated="7"/>
          <table:table-cell office:value-type="string" calcext:value-type="string">
            <text:p>JNP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C</text:p>
          </table:table-cell>
          <table:table-cell table:number-columns-repeated="7"/>
          <table:table-cell office:value-type="string" calcext:value-type="string">
            <text:p>JL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D</text:p>
          </table:table-cell>
          <table:table-cell table:number-columns-repeated="7"/>
          <table:table-cell office:value-type="string" calcext:value-type="string">
            <text:p>JNL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E</text:p>
          </table:table-cell>
          <table:table-cell table:number-columns-repeated="7"/>
          <table:table-cell office:value-type="string" calcext:value-type="string">
            <text:p>JL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F</text:p>
          </table:table-cell>
          <table:table-cell table:number-columns-repeated="7"/>
          <table:table-cell office:value-type="string" calcext:value-type="string">
            <text:p>JG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A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WDE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DQ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7"/>
          <table:table-cell office:value-type="string" calcext:value-type="string">
            <text:p>CALL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USH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OP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E</text:p>
          </table:table-cell>
          <table:table-cell table:number-columns-repeated="7"/>
          <table:table-cell office:value-type="string" calcext:value-type="string">
            <text:p>SAHF</text:p>
          </table:table-cell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F</text:p>
          </table:table-cell>
          <table:table-cell table:number-columns-repeated="7"/>
          <table:table-cell office:value-type="string" calcext:value-type="string">
            <text:p>LAHF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7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7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7"/>
          <table:table-cell office:value-type="string" calcext:value-type="string">
            <text:p>STO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TO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LO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LODS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7"/>
          <table:table-cell office:value-type="string" calcext:value-type="string">
            <text:p>SCA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CA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DS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ENTER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table:number-columns-repeated="7"/>
          <table:table-cell office:value-type="string" calcext:value-type="string">
            <text:p>AM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7"/>
          <table:table-cell office:value-type="string" calcext:value-type="string">
            <text:p>A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office:value-type="string" calcext:value-type="string">
            <text:p>U4 </text:p>
          </table:table-cell>
          <table:table-cell table:number-columns-repeated="3"/>
          <table:table-cell office:value-type="string" calcext:value-type="string">
            <text:p>SALC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7"/>
          <table:table-cell office:value-type="string" calcext:value-type="string">
            <text:p>XL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7"/>
          <table:table-cell office:value-type="string" calcext:value-type="string">
            <text:p>LOOPN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7"/>
          <table:table-cell office:value-type="string" calcext:value-type="string">
            <text:p>LOOP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7"/>
          <table:table-cell office:value-type="string" calcext:value-type="string">
            <text:p>LOOP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7"/>
          <table:table-cell office:value-type="string" calcext:value-type="string">
            <text:p>J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7"/>
          <table:table-cell office:value-type="string" calcext:value-type="string">
            <text:p>CALL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</text:p>
          </table:table-cell>
          <table:table-cell table:number-columns-repeated="7"/>
          <table:table-cell office:value-type="string" calcext:value-type="string">
            <text:p>JMP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B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C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D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F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7"/>
          <table:table-cell office:value-type="string" calcext:value-type="string">
            <text:p>LOCK</text:p>
          </table:table-cell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office:value-type="string" calcext:value-type="string">
            <text:p>U10 </text:p>
          </table:table-cell>
          <table:table-cell table:number-columns-repeated="3"/>
          <table:table-cell office:value-type="string" calcext:value-type="string">
            <text:p>INT1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N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3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LT</text:p>
          </table:table-cell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7"/>
          <table:table-cell office:value-type="string" calcext:value-type="string">
            <text:p>CMC</text:p>
          </table:table-cell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7"/>
          <table:table-cell office:value-type="string" calcext:value-type="string">
            <text:p>CL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7"/>
          <table:table-cell office:value-type="string" calcext:value-type="string">
            <text:p>ST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CL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ST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7"/>
          <table:table-cell office:value-type="string" calcext:value-type="string">
            <text:p>CL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7"/>
          <table:table-cell office:value-type="string" calcext:value-type="string">
            <text:p>ST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LL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M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MP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style-name="Default" table:number-columns-repeated="19"/>
          <table:table-cell table:style-name="ce6"/>
          <table:table-cell table:style-name="Default" table:number-columns-repeated="1002"/>
        </table:table-row>
        <table:table-row table:style-name="ro1" table:number-rows-repeated="104822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3:50:23.315127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27T16:50:18.603802189</dc:date>
    <meta:editing-duration>PT9H7M57S</meta:editing-duration>
    <meta:editing-cycles>71</meta:editing-cycles>
    <meta:document-statistic meta:table-count="1" meta:cell-count="2784" meta:object-count="0"/>
  </office:meta>
</office:document-meta>
</file>